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Preformatted_20_Text">
      <style:text-properties officeooo:rsid="0001343f" officeooo:paragraph-rsid="0001343f"/>
    </style:style>
    <style:style style:name="P2" style:family="paragraph" style:parent-style-name="Preformatted_20_Text">
      <style:text-properties officeooo:rsid="0002df96" officeooo:paragraph-rsid="0002df96"/>
    </style:style>
    <style:style style:name="P3" style:family="paragraph" style:parent-style-name="Preformatted_20_Text">
      <style:text-properties officeooo:rsid="0004b641" officeooo:paragraph-rsid="0004b641"/>
    </style:style>
    <style:style style:name="P4" style:family="paragraph" style:parent-style-name="Preformatted_20_Text">
      <style:text-properties officeooo:rsid="00051d44" officeooo:paragraph-rsid="00051d44"/>
    </style:style>
    <style:style style:name="P5" style:family="paragraph" style:parent-style-name="Preformatted_20_Text">
      <style:text-properties officeooo:rsid="0001343f" officeooo:paragraph-rsid="0001343f"/>
    </style:style>
    <style:style style:name="P6" style:family="paragraph" style:parent-style-name="Preformatted_20_Text">
      <style:text-properties officeooo:rsid="0001343f" officeooo:paragraph-rsid="00100c99"/>
    </style:style>
    <style:style style:name="P7" style:family="paragraph" style:parent-style-name="Preformatted_20_Text">
      <style:text-properties officeooo:rsid="0001343f" officeooo:paragraph-rsid="0012737c"/>
    </style:style>
    <style:style style:name="P8" style:family="paragraph" style:parent-style-name="Preformatted_20_Text">
      <style:text-properties officeooo:rsid="00100c99" officeooo:paragraph-rsid="00100c99"/>
    </style:style>
    <style:style style:name="P9" style:family="paragraph" style:parent-style-name="Preformatted_20_Text">
      <style:text-properties officeooo:rsid="00117f7e" officeooo:paragraph-rsid="00117f7e"/>
    </style:style>
    <style:style style:name="P10" style:family="paragraph" style:parent-style-name="Preformatted_20_Text">
      <style:text-properties officeooo:rsid="0012737c" officeooo:paragraph-rsid="0012737c"/>
    </style:style>
    <style:style style:name="P11" style:family="paragraph" style:parent-style-name="Preformatted_20_Text">
      <style:paragraph-properties style:writing-mode="lr-tb"/>
      <style:text-properties officeooo:rsid="0011a7ac" officeooo:paragraph-rsid="0011a7ac"/>
    </style:style>
    <style:style style:name="T1" style:family="text">
      <style:text-properties officeooo:rsid="000d1fc3"/>
    </style:style>
    <style:style style:name="T2" style:family="text">
      <style:text-properties officeooo:rsid="000e1d98"/>
    </style:style>
    <style:style style:name="T3" style:family="text">
      <style:text-properties officeooo:rsid="000fd4be"/>
    </style:style>
    <style:style style:name="T4" style:family="text">
      <style:text-properties officeooo:rsid="0012737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am Bruce Darcy, an undergraduate senior in Comp Sci, <text:span text:style-name="T4">and I will be working with the back propagation algorithm. </text:span></text:p>
      <text:p text:style-name="P2"/>
      <text:p text:style-name="P2">I am choosing back propagation and neural networks, because they are becoming more and more widely used for various applications in modern day processes, ranging from oil rig sensors <text:span text:style-name="T2">with</text:span> IOT monitor data processing at Shell, to <text:span text:style-name="T1">recommending</text:span> <text:span text:style-name="T1">netflix</text:span> videos to users.</text:p>
      <text:p text:style-name="P1"/>
      <text:p text:style-name="P1">For my project, I will be looking at parallelizing back-propagation and Neural Networks code. My code comes from an open source C repository on GitHub that allows building of classification networks, <text:span text:style-name="T3">and as of now all the code is sequential only</text:span>. <text:span text:style-name="T2">I hope to contribute my work with parallelizing this code to the open source project when I’m done.</text:span></text:p>
      <text:p text:style-name="P1"/>
      <text:p text:style-name="P7">Link to the repo: <text:a xlink:type="simple" xlink:href="https://github.com/codeplea/genann" text:style-name="Internet_20_link" text:visited-style-name="Visited_20_Internet_20_Link">https://github.com/codeplea/genann</text:a></text:p>
      <text:p text:style-name="P1"/>
      <text:p text:style-name="P8">I will be using an IRS data set to train the model and evaluate speedup. Here are some baseline timing for various amounts of training iterations and network hidden layer sizes. All networks contain 4 inputs, 4 hidden layers with N nodes in them, and 3 outputs. </text:p>
      <text:p text:style-name="P8"/>
      <text:p text:style-name="P9">250 nodes 100 iterations: <text:tab/>9.436s</text:p>
      <text:p text:style-name="P11">2500 nodes 10 iterations:<text:tab/>2m38.114s</text:p>
      <text:p text:style-name="P11">25 nodes 1000 iterations:<text:tab/>0.693s</text:p>
      <text:p text:style-name="P11">25 nodes 10000 iterations:<text:tab/>6.610s</text:p>
      <text:p text:style-name="P11">5 nodes 1000000 iterations:<text:tab/>46.687s</text:p>
      <text:p text:style-name="P6"/>
      <text:p text:style-name="P1"/>
      <text:p text:style-name="P1">I’ve profiled the code will callgrind and cachegrind. There are very few cache misses, less than .1% <text:span text:style-name="T2">on the smallest cache</text:span>, so no blocking or other optimization is <text:span text:style-name="T2">going</text:span> needed there.</text:p>
      <text:p text:style-name="P1"/>
      <text:p text:style-name="P1">From callgrind, <text:span text:style-name="T1">I can see that about 4 million out of 11 million of the cycles are spend on the forward pass through the network, and the remaining 7 million are mostly spent on the backward pass through the network. </text:span></text:p>
      <text:p text:style-name="P1"/>
      <text:p text:style-name="P10">Back propagation pushes the values of the edges in the neural network towards a local minimum through gradient descent. <text:span text:style-name="T1">First a forward pass is one through the network to see what the current output is, and the amount of error that is in that output compared to what it should be. Back propagation </text:span>then<text:span text:style-name="T1"> calculates the error in the output, then assigns each neuron a “contribution” error value corresponding to how much it contributed to the final error. Then each neurons output is adjusted a bit towards producing less error, a process known as gradient decent. This process is then repeated a many times until the neural network is working well.</text:span></text:p>
      <text:p text:style-name="P3"/>
      <text:p text:style-name="P3"/>
      <text:p text:style-name="P4">With this particular implementation, I would like to shoot for a decent 2x-<text:span text:style-name="T2">6</text:span>x speedup using OMP, then mov<text:span text:style-name="T1">e</text:span> the problem to Cuda on a graphics card, or do the problem with MPI. Back propagation should <text:span text:style-name="T1">ideally</text:span> be run on a graphics card, but I may choose MPI instead <text:span text:style-name="T1">if it seems to be an interesting and feasible experiment. Also maybe some combination of both, using a distributed network of machines with graphics cards to do back propagation. MPI is probably going to be most feasible for very large network sizes, where one pass through back propagation takes a long amount of tim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1-27T16:19:01.344953615</dc:date>
    <meta:editing-duration>PT59M17S</meta:editing-duration>
    <meta:editing-cycles>9</meta:editing-cycles>
    <meta:generator>LibreOffice/5.4.7.2$Linux_X86_64 LibreOffice_project/40$Build-2</meta:generator>
    <meta:document-statistic meta:table-count="0" meta:image-count="0" meta:object-count="0" meta:page-count="1" meta:paragraph-count="14" meta:word-count="482" meta:character-count="2838" meta:non-whitespace-character-count="2365"/>
  </office:meta>
</office:document-meta>
</file>